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cm" svg:x="9.2cm" svg:y="4.227cm">
          <text:p text:style-name="P1"><text:span text:style-name="T1">BTN=1 ?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1" draw:layer="layout" svg:width="1.8cm" svg:height="0.7cm" svg:x="9.7cm" svg:y="1.7cm">
          <text:p text:style-name="P1"><text:span text:style-name="T1">Start</text:span></text:p>
        </draw:ellipse>
        <draw:rect draw:style-name="gr2" draw:text-style-name="P2" draw:layer="layout" svg:width="2.9cm" svg:height="0.6cm" svg:x="9.3cm" svg:y="3cm">
          <text:p text:style-name="P1"><text:span text:style-name="T1">CDA=0, MOD=0</text:span></text:p>
        </draw:rect>
        <draw:line draw:style-name="gr3" draw:text-style-name="P1" draw:layer="layout" svg:x1="10.7cm" svg:y1="2.4cm" svg:x2="10.7cm" svg:y2="3cm">
          <text:p/>
        </draw:line>
        <draw:line draw:style-name="gr3" draw:text-style-name="P1" draw:layer="layout" svg:x1="10.7cm" svg:y1="3.6cm" svg:x2="10.7cm" svg:y2="4.2cm">
          <text:p/>
        </draw:line>
        <draw:custom-shape draw:style-name="gr1" draw:text-style-name="P2" draw:layer="layout" svg:width="3cm" svg:height="1cm" svg:x="6.262cm" svg:y="7.691cm">
          <text:p text:style-name="P1"><text:span text:style-name="T1">MOD=0 ?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9.207cm" svg:y1="5.212cm" svg:x2="9.207cm" svg:y2="6.059cm">
          <text:p/>
        </draw:line>
        <draw:rect draw:style-name="gr2" draw:text-style-name="P2" draw:layer="layout" svg:width="2.9cm" svg:height="0.6cm" svg:x="3.875cm" svg:y="9.27cm">
          <text:p text:style-name="P1"><text:span text:style-name="T1">CDA=1, MOD=1</text:span></text:p>
        </draw:rect>
        <draw:rect draw:style-name="gr2" draw:text-style-name="P2" draw:layer="layout" svg:width="2.9cm" svg:height="0.6cm" svg:x="8.638cm" svg:y="9.216cm">
          <text:p text:style-name="P1"><text:span text:style-name="T1">CDA=0, MOD=0</text:span></text:p>
        </draw:rect>
        <draw:line draw:style-name="gr4" draw:text-style-name="P1" draw:layer="layout" svg:x1="6.244cm" svg:y1="8.704cm" svg:x2="5.345cm" svg:y2="8.704cm">
          <text:p/>
        </draw:line>
        <draw:line draw:style-name="gr4" draw:text-style-name="P1" draw:layer="layout" svg:x1="10.187cm" svg:y1="8.703cm" svg:x2="9.288cm" svg:y2="8.703cm">
          <text:p/>
        </draw:line>
        <draw:line draw:style-name="gr3" draw:text-style-name="P1" draw:layer="layout" svg:x1="5.344cm" svg:y1="8.704cm" svg:x2="5.318cm" svg:y2="9.26cm">
          <text:p/>
        </draw:line>
        <draw:line draw:style-name="gr3" draw:text-style-name="P1" draw:layer="layout" svg:x1="10.16cm" svg:y1="8.704cm" svg:x2="10.133cm" svg:y2="9.233cm">
          <text:p/>
        </draw:line>
        <draw:frame draw:style-name="gr5" draw:text-style-name="P3" draw:layer="layout" svg:width="0.989cm" svg:height="0.64cm" svg:x="8.546cm" svg:y="4.471cm">
          <draw:text-box>
            <text:p><text:span text:style-name="T1">DA</text:span></text:p>
          </draw:text-box>
        </draw:frame>
        <draw:frame draw:style-name="gr5" draw:text-style-name="P3" draw:layer="layout" svg:width="0.989cm" svg:height="0.64cm" svg:x="5.346cm" svg:y="7.963cm">
          <draw:text-box>
            <text:p><text:span text:style-name="T1">DA</text:span></text:p>
          </draw:text-box>
        </draw:frame>
        <draw:frame draw:style-name="gr5" draw:text-style-name="P3" draw:layer="layout" svg:width="1.01cm" svg:height="0.64cm" svg:x="10.346cm" svg:y="6.297cm">
          <draw:text-box>
            <text:p><text:span text:style-name="T1">NU</text:span></text:p>
          </draw:text-box>
        </draw:frame>
        <draw:frame draw:style-name="gr5" draw:text-style-name="P3" draw:layer="layout" svg:width="1.01cm" svg:height="0.64cm" svg:x="9.262cm" svg:y="7.937cm">
          <draw:text-box>
            <text:p><text:span text:style-name="T1">NU</text:span></text:p>
          </draw:text-box>
        </draw:frame>
        <draw:line draw:style-name="gr4" draw:text-style-name="P1" draw:layer="layout" svg:x1="5.318cm" svg:y1="9.895cm" svg:x2="5.318cm" svg:y2="10.874cm">
          <text:p/>
        </draw:line>
        <draw:line draw:style-name="gr4" draw:text-style-name="P1" draw:layer="layout" svg:x1="5.318cm" svg:y1="10.847cm" svg:x2="10.16cm" svg:y2="10.847cm">
          <text:p/>
        </draw:line>
        <draw:line draw:style-name="gr4" draw:text-style-name="P1" draw:layer="layout" svg:x1="10.186cm" svg:y1="9.842cm" svg:x2="10.186cm" svg:y2="10.847cm">
          <text:p/>
        </draw:line>
        <draw:line draw:style-name="gr4" draw:text-style-name="P1" draw:layer="layout" svg:x1="7.831cm" svg:y1="10.847cm" svg:x2="7.831cm" svg:y2="11.509cm">
          <text:p/>
        </draw:line>
        <draw:line draw:style-name="gr4" draw:text-style-name="P1" draw:layer="layout" svg:x1="7.831cm" svg:y1="11.482cm" svg:x2="14.023cm" svg:y2="11.482cm">
          <text:p/>
        </draw:line>
        <draw:line draw:style-name="gr4" draw:text-style-name="P1" draw:layer="layout" svg:x1="13.997cm" svg:y1="3.995cm" svg:x2="13.996cm" svg:y2="11.509cm">
          <text:p/>
        </draw:line>
        <draw:line draw:style-name="gr3" draw:text-style-name="P1" draw:layer="layout" svg:x1="14.023cm" svg:y1="4.021cm" svg:x2="10.663cm" svg:y2="4.021cm">
          <text:p/>
        </draw:line>
        <draw:custom-shape draw:style-name="gr1" draw:text-style-name="P2" draw:layer="layout" svg:width="3cm" svg:height="1cm" svg:x="7.745cm" svg:y="6cm">
          <text:p text:style-name="P1"><text:span text:style-name="T1">BTN=0 ?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779cm" svg:y1="6.985cm" svg:x2="7.752cm" svg:y2="7.673cm">
          <text:p/>
        </draw:line>
        <draw:frame draw:style-name="gr5" draw:text-style-name="P3" draw:layer="layout" svg:width="0.989cm" svg:height="0.64cm" svg:x="7.091cm" svg:y="6.244cm">
          <draw:text-box>
            <text:p><text:span text:style-name="T1">DA</text:span></text:p>
          </draw:text-box>
        </draw:frame>
        <draw:custom-shape draw:style-name="gr1" draw:text-style-name="P2" draw:layer="layout" svg:width="3cm" svg:height="1cm" svg:x="9.2cm" svg:y="4.227cm">
          <text:p text:style-name="P1"><text:span text:style-name="T1">BTN=1 ?</text:span>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1.01cm" svg:height="0.64cm" svg:x="11.985cm" svg:y="4.498cm">
          <draw:text-box>
            <text:p><text:span text:style-name="T1">NU</text:span></text:p>
          </draw:text-box>
        </draw:frame>
        <draw:line draw:style-name="gr4" draw:text-style-name="P1" draw:layer="layout" svg:x1="10.768cm" svg:y1="7.011cm" svg:x2="11.589cm" svg:y2="7.011cm">
          <text:p/>
        </draw:line>
        <draw:line draw:style-name="gr4" draw:text-style-name="P1" draw:layer="layout" svg:x1="11.615cm" svg:y1="7.011cm" svg:x2="11.615cm" svg:y2="5.979cm">
          <text:p/>
        </draw:line>
        <draw:line draw:style-name="gr3" draw:text-style-name="P1" draw:layer="layout" svg:x1="11.615cm" svg:y1="5.952cm" svg:x2="9.207cm" svg:y2="5.952cm">
          <text:p/>
        </draw:line>
        <draw:line draw:style-name="gr3" draw:text-style-name="P1" draw:layer="layout" svg:x1="12.224cm" svg:y1="5.239cm" svg:x2="13.997cm" svg:y2="5.2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o" fo:country="R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aian Turc</meta:initial-creator>
    <meta:creation-date>2013-11-12T08:42:21.32</meta:creation-date>
    <dc:date>2013-11-12T09:40:15.25</dc:date>
    <dc:creator>Traian Turc</dc:creator>
    <meta:editing-duration>PT13M4S</meta:editing-duration>
    <meta:editing-cycles>3</meta:editing-cycles>
    <meta:generator>OpenOffice.org/3.4.1$Win32 OpenOffice.org_project/341m1$Build-9593</meta:generator>
    <meta:document-statistic meta:object-count="33"/>
  </office:meta>
</office:document-meta>
</file>